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85500000640EA60E182.png"/>
  <manifest:file-entry manifest:media-type="image/png" manifest:full-path="Pictures/1000000000000855000006409CF00B9F.png"/>
  <manifest:file-entry manifest:media-type="image/png" manifest:full-path="Pictures/10000201000004000000007AE4B29483.png"/>
  <manifest:file-entry manifest:media-type="image/png" manifest:full-path="Pictures/100000000000085500000640F198CA06.png"/>
  <manifest:file-entry manifest:media-type="image/png" manifest:full-path="Pictures/100000000000040000000300E30994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7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pr1" style:family="presentation" style:parent-style-name="Default_20_2-notes">
      <style:graphic-properties draw:fill-color="#ffffff" draw:auto-grow-height="true" fo:min-height="12.573cm"/>
    </style:style>
    <style:style style:name="pr2" style:family="presentation" style:parent-style-name="Default_20_1-notes" style:list-style-name="L1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174cm"/>
    </style:style>
    <style:style style:name="pr4" style:family="presentation" style:parent-style-name="Default-outline1">
      <style:graphic-properties draw:fill-color="#ffffff" draw:auto-grow-height="true" fo:min-height="13.436cm"/>
    </style:style>
    <style:style style:name="pr5" style:family="presentation" style:parent-style-name="Default-notes">
      <style:graphic-properties draw:fill-color="#ffffff" draw:auto-grow-height="true" fo:min-height="12.573cm"/>
    </style:style>
    <style:style style:name="pr6" style:family="presentation" style:parent-style-name="Default_20_3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end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font-size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margin-top="0cm" fo:margin-bottom="0.254cm" fo:text-indent="0cm"/>
    </style:style>
    <style:style style:name="P8" style:family="paragraph">
      <style:paragraph-properties fo:margin-left="1.016cm" fo:margin-right="0cm" fo:text-indent="-0.762cm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cc0000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draw:style-name="gr2" draw:text-style-name="P3" draw:layer="layout" svg:width="22.855cm" svg:height="4.487cm" svg:x="3.18cm" svg:y="5.038cm">
          <draw:text-box>
            <text:p text:style-name="P1"><text:span text:style-name="T1">SESSION TITLE</text:span></text:p>
            <text:p text:style-name="P2"><text:span text:style-name="T2"/></text:p>
          </draw:text-box>
        </draw:frame>
        <draw:frame draw:style-name="gr3" draw:text-style-name="P5" draw:layer="layout" svg:width="20.182cm" svg:height="4.049cm" svg:x="3.313cm" svg:y="10.286cm">
          <draw:text-box>
            <text:p text:style-name="P2"><text:span text:style-name="T2">Speaker Name </text:span></text:p>
            <text:p text:style-name="P4"><text:span text:style-name="T2">Title, Company Name</text:span></text:p>
            <text:p text:style-name="P4"><text:span text:style-name="T3">Date (formatted as 06.27.12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3.174cm" svg:x="1.4cm" svg:y="0.637cm" presentation:class="title">
          <draw:text-box>
            <text:p text:style-name="P6">TITLE – <text:span text:style-name="T4">subtitle</text:span></text:p>
          </draw:text-box>
        </draw:frame>
        <draw:frame presentation:style-name="pr4" draw:text-style-name="P8" draw:layer="layout" svg:width="25.199cm" svg:height="13.436cm" svg:x="1.471cm" svg:y="3.245cm" presentation:class="outline" presentation:user-transformed="true">
          <draw:text-box>
            <text:p text:style-name="P6"><text:span text:style-name="T5"/></text:p>
            <text:list text:style-name="L2">
              <text:list-item>
                <text:p text:style-name="P7">Font size 28</text:p>
                <text:list>
                  <text:list-item>
                    <text:p text:style-name="P7">Font size 26</text:p>
                    <text:list>
                      <text:list-item>
                        <text:p text:style-name="P6"><text:span text:style-name="T6">Font size 22</text:span></text:p>
                      </text:list-item>
                    </text:list>
                  </text:list-item>
                </text:list>
              </text:list-item>
              <text:list-item>
                <text:p text:style-name="P7">Font size 28</text:p>
                <text:list>
                  <text:list-item>
                    <text:p>Font size 26</text:p>
                    <text:list>
                      <text:list-item>
                        <text:p><text:span text:style-name="T6">Font size 22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Font size 28</text:span></text:p>
                <text:list>
                  <text:list-item>
                    <text:p>Font size 26</text:p>
                    <text:list>
                      <text:list-item>
                        <text:p><text:span text:style-name="T6">Font size 2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6" draw:layer="layout" svg:width="25.199cm" svg:height="3.174cm" svg:x="1.4cm" svg:y="0.637cm" presentation:class="title">
          <draw:text-box>
            <text:p text:style-name="P6">TITLE – <text:span text:style-name="T4">subtitle</text:span></text:p>
          </draw:text-box>
        </draw:frame>
        <draw:frame presentation:style-name="pr4" draw:text-style-name="P8" draw:layer="layout" svg:width="25.199cm" svg:height="13.436cm" svg:x="1.471cm" svg:y="3.245cm" presentation:class="outline" presentation:user-transformed="true">
          <draw:text-box>
            <text:p text:style-name="P6"><text:span text:style-name="T5"/></text:p>
            <text:list text:style-name="L2">
              <text:list-item>
                <text:p text:style-name="P7">Font size 28</text:p>
                <text:list>
                  <text:list-item>
                    <text:p text:style-name="P7">Font size 26</text:p>
                    <text:list>
                      <text:list-item>
                        <text:p text:style-name="P6"><text:span text:style-name="T6">Font size 22</text:span></text:p>
                      </text:list-item>
                    </text:list>
                  </text:list-item>
                </text:list>
              </text:list-item>
              <text:list-item>
                <text:p text:style-name="P7">Font size 28</text:p>
                <text:list>
                  <text:list-item>
                    <text:p>Font size 26</text:p>
                    <text:list>
                      <text:list-item>
                        <text:p><text:span text:style-name="T6">Font size 22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7">Font size 28</text:span></text:p>
                <text:list>
                  <text:list-item>
                    <text:p>Font size 26</text:p>
                    <text:list>
                      <text:list-item>
                        <text:p><text:span text:style-name="T6">Font size 2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_20_3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ackground" xlink:href="Pictures/1000000000000855000006409CF00B9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 draw:page-number="1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8cm" svg:height="3.333cm" svg:x="0cm" svg:y="17.667cm">
        <draw:image xlink:href="Pictures/10000201000004000000007AE4B294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EA60E18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3.859cm" svg:x="1.4cm" svg:y="4.914cm" presentation:class="outline" presentation:placeholder="true">
        <draw:text-box/>
      </draw:frame>
      <draw:frame presentation:style-name="Mpr12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F198CA0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initial-creator>adrienne yancey</meta:initial-creator>
    <meta:creation-date>2009-02-23T10:59:51</meta:creation-date>
    <dc:date>2012-03-13T18:57:05</dc:date>
    <dc:language>en-US</dc:language>
    <meta:editing-cycles>120</meta:editing-cycles>
    <meta:editing-duration>PT26H07M27S</meta:editing-duration>
    <dc:creator>Leigh Blaylock</dc:creator>
    <meta:document-statistic meta:object-count="74"/>
    <meta:user-defined meta:name="Info 1"/>
    <meta:user-defined meta:name="Info 2"/>
    <meta:user-defined meta:name="Info 3"/>
    <meta:user-defined meta:name="Info 4"/>
  </office:meta>
</office:document-meta>
</file>